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 style:font-pitch="fixed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ulukko1" style:family="table" style:master-page-name="">
      <style:table-properties style:width="14.817cm" fo:margin-left="1.076cm" fo:margin-right="1.106cm" style:page-number="0" table:align="margins"/>
    </style:style>
    <style:style style:name="Taulukko1.A" style:family="table-column">
      <style:table-column-properties style:column-width="1.004cm" style:rel-column-width="4439*"/>
    </style:style>
    <style:style style:name="Taulukko1.B" style:family="table-column">
      <style:table-column-properties style:column-width="6.92cm" style:rel-column-width="30606*"/>
    </style:style>
    <style:style style:name="Taulukko1.C" style:family="table-column">
      <style:table-column-properties style:column-width="6.893cm" style:rel-column-width="30490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C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1.A1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Bitstream Vera Sans Mono"/>
    </style:style>
    <style:style style:name="P2" style:family="paragraph" style:parent-style-name="Table_20_Contents">
      <style:text-properties style:font-name="Bitstream Vera Sans Mono" fo:language="zxx" fo:country="none"/>
    </style:style>
    <style:style style:name="P3" style:family="paragraph" style:parent-style-name="Table_20_Contents">
      <style:paragraph-properties fo:hyphenation-ladder-count="no-limit"/>
      <style:text-properties style:font-name="Bitstream Vera Sans Mono" fo:language="zxx" fo:country="none" fo:hyphenate="true" fo:hyphenation-remain-char-count="2" fo:hyphenation-push-char-count="2"/>
    </style:style>
    <style:style style:name="P4" style:family="paragraph" style:parent-style-name="Table_20_Contents">
      <style:paragraph-properties fo:hyphenation-ladder-count="no-limit"/>
      <style:text-properties style:font-name="Bitstream Vera Sans Mono" fo:hyphenate="true" fo:hyphenation-remain-char-count="2" fo:hyphenation-push-char-count="2"/>
    </style:style>
    <style:style style:name="P5" style:family="paragraph" style:parent-style-name="Standard">
      <style:text-properties fo:language="zxx" fo:country="none"/>
    </style:style>
    <style:style style:name="P6" style:family="paragraph" style:parent-style-name="Heading_20_1">
      <style:text-properties fo:language="zxx" fo:country="none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style:font-name-asian="Bitstream Charter" style:font-name-complex="Bitstream Charter"/>
    </style:style>
    <style:style style:name="T3" style:family="text">
      <style:text-properties style:font-name="Bitstream Vera Sans Mono" style:text-underline-style="wave" style:text-underline-width="auto" style:text-underline-color="#ff0000" style:font-name-asian="Bitstream Charter" style:font-name-complex="Bitstream Charter"/>
    </style:style>
    <style:style style:name="T4" style:family="text">
      <style:text-properties style:text-underline-style="wave" style:text-underline-width="auto" style:text-underline-color="#ff0000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background-color="transparen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wave" style:text-underline-width="auto" style:text-underline-color="#0000f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Openoffice.org-voikon testiasiakirja</text:h>
      <text:p text:style-name="P5">Seuraavat testit vaativat openoffice.org-voikon versio 3.1 ja libvoikon version 2.1. Voikon on oltava ainoana valittuna komponenttina sekä suomen kielen tavutusta, oikolukua että kieliopin tarkistusta varten. Kirjoituksen aputyökalujen asetuksissa on oltava valittuna ainoastaan <text:span text:style-name="T7">Tarkista oikeinkirjoitus kirjoittaessa, Tarkista kielioppi kirjoittaessa, Tarkista erityisalueet</text:span> ja <text:span text:style-name="T7">Tavuta erityisalueet</text:span>.</text:p>
      <text:p text:style-name="P5">Ennen testauksen aloittamista käynnistä OpenOffice.org uudelleen. Tämän jälkeen säädä alla olevan taulukon sarakkeiden leveyttä niin, että testissä 0 sarakkeet <text:span text:style-name="T7">Testi</text:span> ja <text:span text:style-name="T7">Malli</text:span> sisältävät täsmälleen samanlaisen kirjainkuvion. Älä tee mitään muita muutoksia taulukkoon tai sen sisältöön.</text:p>
      <text:p text:style-name="P5">Testi on onnistunut, jos tämän jälkeen molemmissa sarakkeissa kaikilla riveillä on samat punaiset tai siniset alleviivaukset ja täsmälleen sama tekstin rivitys.</text:p>
      <text:p text:style-name="Standard"/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P4">Nro</text:p>
          </table:table-cell>
          <table:table-cell table:style-name="Taulukko1.A1" office:value-type="string">
            <text:p text:style-name="P4">Testi</text:p>
          </table:table-cell>
          <table:table-cell table:style-name="Taulukko1.C1" office:value-type="string">
            <text:p text:style-name="P1">Malli</text:p>
          </table:table-cell>
        </table:table-row>
        <table:table-row>
          <table:table-cell table:style-name="Taulukko1.A2" office:value-type="string">
            <text:p text:style-name="P4">0</text:p>
          </table:table-cell>
          <table:table-cell table:style-name="Taulukko1.A2" office:value-type="string">
            <text:p text:style-name="P4">XXXXXXXXXXXXXXXXXXXXXXXXXXXXX</text:p>
          </table:table-cell>
          <table:table-cell table:style-name="Taulukko1.C2" office:value-type="string">
            <text:p text:style-name="P2">XXXXXXXXXXXXXXXXXXXXXXXXXX</text:p>
            <text:p text:style-name="P2">X<text:span text:style-name="T1">XX</text:span></text:p>
          </table:table-cell>
        </table:table-row>
        <table:table-row>
          <table:table-cell table:style-name="Taulukko1.A2" office:value-type="string">
            <text:p text:style-name="P4">1</text:p>
          </table:table-cell>
          <table:table-cell table:style-name="Taulukko1.A2" office:value-type="string">
            <text:p text:style-name="P4">Kissa ja esim. koirra.</text:p>
          </table:table-cell>
          <table:table-cell table:style-name="Taulukko1.C2" office:value-type="string">
            <text:p text:style-name="P2">Kissa ja esim. <text:span text:style-name="T4">koirra.</text:span></text:p>
          </table:table-cell>
        </table:table-row>
        <table:table-row>
          <table:table-cell table:style-name="Taulukko1.A2" office:value-type="string">
            <text:p text:style-name="P4">2</text:p>
          </table:table-cell>
          <table:table-cell table:style-name="Taulukko1.A2" office:value-type="string">
            <text:p text:style-name="P4">Sosiaali- ja terveysministeriö</text:p>
          </table:table-cell>
          <table:table-cell table:style-name="Taulukko1.C2" office:value-type="string">
            <text:p text:style-name="P2">Sosiaali- ja terveysminis-</text:p>
            <text:p text:style-name="P2">teriö</text:p>
          </table:table-cell>
        </table:table-row>
        <table:table-row>
          <table:table-cell table:style-name="Taulukko1.A2" office:value-type="string">
            <text:p text:style-name="P4">3</text:p>
          </table:table-cell>
          <table:table-cell table:style-name="Taulukko1.A2" office:value-type="string">
            <text:p text:style-name="P4">Kaakkois-Suomi esim</text:p>
          </table:table-cell>
          <table:table-cell table:style-name="Taulukko1.C2" office:value-type="string">
            <text:p text:style-name="P2">Kaakkois-Suomi <text:span text:style-name="T4">esim</text:span></text:p>
          </table:table-cell>
        </table:table-row>
        <table:table-row>
          <table:table-cell table:style-name="Taulukko1.A2" office:value-type="string">
            <text:p text:style-name="P4">4</text:p>
          </table:table-cell>
          <table:table-cell table:style-name="Taulukko1.A2" office:value-type="string">
            <text:p text:style-name="P4">XXXXXXXXXXXXXXXXXX kansaneläke</text:p>
          </table:table-cell>
          <table:table-cell table:style-name="Taulukko1.C2" office:value-type="string">
            <text:p text:style-name="P3">XXXXXXXXXXXXXXXXXX kansan-</text:p>
            <text:p text:style-name="P3">eläke</text:p>
          </table:table-cell>
        </table:table-row>
        <table:table-row>
          <table:table-cell table:style-name="Taulukko1.A2" office:value-type="string">
            <text:p text:style-name="P4">5</text:p>
          </table:table-cell>
          <table:table-cell table:style-name="Taulukko1.A2" office:value-type="string">
            <text:p text:style-name="P4">Moraa<text:span text:style-name="T1">li</text:span><text:span text:style-name="T2">ﬁ</text:span><text:span text:style-name="T1">lo</text:span>so<text:span text:style-name="T2">ﬁ</text:span>a moraali<text:span text:style-name="T2">ﬁ</text:span>losoo<text:span text:style-name="T2">ﬁ</text:span>a</text:p>
          </table:table-cell>
          <table:table-cell table:style-name="Taulukko1.C2" office:value-type="string">
            <text:p text:style-name="P3">Moraa<text:span text:style-name="T1">li</text:span><text:span text:style-name="T2">ﬁ</text:span><text:span text:style-name="T1">lo</text:span>so<text:span text:style-name="T2">ﬁ</text:span>a <text:span text:style-name="T4">moraali</text:span><text:span text:style-name="T3">ﬁ</text:span><text:span text:style-name="T4">lo</text:span><text:span text:style-name="T5">-</text:span></text:p>
            <text:p text:style-name="P3"><text:span text:style-name="T4">soo</text:span><text:span text:style-name="T3">ﬁ</text:span><text:span text:style-name="T4">a</text:span></text:p>
          </table:table-cell>
        </table:table-row>
        <table:table-row>
          <table:table-cell table:style-name="Taulukko1.A2" office:value-type="string">
            <text:p text:style-name="P4">6</text:p>
          </table:table-cell>
          <table:table-cell table:style-name="Taulukko1.A2" office:value-type="string">
            <text:p text:style-name="P4">XXXXXXXXXXXXXXXXX pinta-ala</text:p>
          </table:table-cell>
          <table:table-cell table:style-name="Taulukko1.C2" office:value-type="string">
            <text:p text:style-name="P3">XXXXXXXXXXXXXXXXX pinta-</text:p>
            <text:p text:style-name="P3">ala</text:p>
          </table:table-cell>
        </table:table-row>
        <table:table-row>
          <table:table-cell table:style-name="Taulukko1.A2" office:value-type="string">
            <text:p text:style-name="P4">7</text:p>
          </table:table-cell>
          <table:table-cell table:style-name="Taulukko1.A2" office:value-type="string">
            <text:p text:style-name="P4">XXXXXXXXXXXXXXXXXXXXXX pata</text:p>
          </table:table-cell>
          <table:table-cell table:style-name="Taulukko1.C2" office:value-type="string">
            <text:p text:style-name="P3">XXXXXXXXXXXXXXXXXXXXXX</text:p>
            <text:p text:style-name="P3">pata</text:p>
          </table:table-cell>
        </table:table-row>
        <table:table-row>
          <table:table-cell table:style-name="Taulukko1.A2" office:value-type="string">
            <text:p text:style-name="P4">8</text:p>
          </table:table-cell>
          <table:table-cell table:style-name="Taulukko1.A2" office:value-type="string">
            <text:p text:style-name="P4">XXXXXXXXXXXXXXXXXX hiili-12</text:p>
          </table:table-cell>
          <table:table-cell table:style-name="Taulukko1.C2" office:value-type="string">
            <text:p text:style-name="P3">XXXXXXXXXXXXXXXXXX hiili-12</text:p>
          </table:table-cell>
        </table:table-row>
        <table:table-row>
          <table:table-cell table:style-name="Taulukko1.A2" office:value-type="string">
            <text:p text:style-name="P4">9</text:p>
          </table:table-cell>
          <table:table-cell table:style-name="Taulukko1.A2" office:value-type="string">
            <text:p text:style-name="P4">XXXXXXXXXXXXXXXXXXXX hiili-12</text:p>
          </table:table-cell>
          <table:table-cell table:style-name="Taulukko1.C2" office:value-type="string">
            <text:p text:style-name="P3">XXXXXXXXXXXXXXXXXXXX</text:p>
            <text:p text:style-name="P3">hiili-12</text:p>
          </table:table-cell>
        </table:table-row>
        <table:table-row>
          <table:table-cell table:style-name="Taulukko1.A2" office:value-type="string">
            <text:p text:style-name="P4">10</text:p>
          </table:table-cell>
          <table:table-cell table:style-name="Taulukko1.A2" office:value-type="string">
            <text:p text:style-name="P4">XXXXXXXXXXXXXXXXXXX hiili12</text:p>
          </table:table-cell>
          <table:table-cell table:style-name="Taulukko1.C2" office:value-type="string">
            <text:p text:style-name="P3">XXXXXXXXXXXXXXXXXXX</text:p>
            <text:p text:style-name="P3">hiili12</text:p>
          </table:table-cell>
        </table:table-row>
        <table:table-row>
          <table:table-cell table:style-name="Taulukko1.A2" office:value-type="string">
            <text:p text:style-name="P4">11</text:p>
          </table:table-cell>
          <table:table-cell table:style-name="Taulukko1.A2" office:value-type="string">
            <text:p text:style-name="P4">XXXXXXX http://www.tampere.fi</text:p>
          </table:table-cell>
          <table:table-cell table:style-name="Taulukko1.C2" office:value-type="string">
            <text:p text:style-name="P3">XXXXXXX</text:p>
            <text:p text:style-name="P3">http://<text:span text:style-name="T6">www.tampere.fi</text:span></text:p>
          </table:table-cell>
        </table:table-row>
        <table:table-row>
          <table:table-cell table:style-name="Taulukko1.A2" office:value-type="string">
            <text:p text:style-name="P4">12</text:p>
          </table:table-cell>
          <table:table-cell table:style-name="Taulukko1.A2" office:value-type="string">
            <text:p text:style-name="P4">XXXXXXXXXXXXXXXXXXX etsiäkseen</text:p>
          </table:table-cell>
          <table:table-cell table:style-name="Taulukko1.C2" office:value-type="string">
            <text:p text:style-name="P3">XXXXXXXXXXXXXXXXXXX et-</text:p>
            <text:p text:style-name="P3">siäkseen</text:p>
          </table:table-cell>
        </table:table-row>
        <table:table-row>
          <table:table-cell table:style-name="Taulukko1.A2" office:value-type="string">
            <text:p text:style-name="P4">13</text:p>
          </table:table-cell>
          <table:table-cell table:style-name="Taulukko1.A2" office:value-type="string">
            <text:p text:style-name="P4">XXXXXXXXXXXXXXXX kaivosaukko.</text:p>
          </table:table-cell>
          <table:table-cell table:style-name="Taulukko1.C2" office:value-type="string">
            <text:p text:style-name="P3">XXXXXXXXXXXXXXXX kai-</text:p>
            <text:p text:style-name="P3">vosaukko.</text:p>
          </table:table-cell>
        </table:table-row>
        <table:table-row>
          <table:table-cell table:style-name="Taulukko1.A2" office:value-type="string">
            <text:p text:style-name="P4">14</text:p>
          </table:table-cell>
          <table:table-cell table:style-name="Taulukko1.A2" office:value-type="string">
            <text:p text:style-name="P4">XXXXXXXXXXXXXXXXXXX vast'edes</text:p>
          </table:table-cell>
          <table:table-cell table:style-name="Taulukko1.C2" office:value-type="string">
            <text:p text:style-name="P3">XXXXXXXXXXXXXXXXXXX</text:p>
            <text:p text:style-name="P3">vast'edes</text:p>
          </table:table-cell>
        </table:table-row>
        <text:soft-page-break/>
        <table:table-row>
          <table:table-cell table:style-name="Taulukko1.A17" office:value-type="float" office:value="15">
            <text:p text:style-name="P4">15</text:p>
          </table:table-cell>
          <table:table-cell table:style-name="Taulukko1.A2" office:value-type="string">
            <text:p text:style-name="P4">Tässä Kappaleessa on joten kuten virheitä.</text:p>
          </table:table-cell>
          <table:table-cell table:style-name="Taulukko1.C2" office:value-type="string">
            <text:p text:style-name="P3">Tässä <text:span text:style-name="T8">Kappaleessa</text:span> on <text:span text:style-name="T8">joten </text:span><text:span text:style-name="T8">kuten</text:span> virheitä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 style:font-pitch="fixed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fi" style:country-asian="FI" style:font-size-complex="12pt" style:language-complex="fi" style:country-complex="FI"/>
    </style:default-style>
    <style:default-style style:family="paragraph">
      <style:paragraph-properties fo:hyphenation-ladder-count="no-limit" style:text-autospace="ideograph-alpha" style:punctuation-wrap="hanging" style:line-break="strict" style:writing-mode="lr-tb"/>
      <style:text-properties style:use-window-font-color="true" style:font-name="Bitstream Vera Sans" fo:font-size="12pt" fo:language="fi" fo:country="FI" style:font-name-asian="Bitstream Vera Sans2" style:font-size-asian="12pt" style:language-asian="fi" style:country-asian="FI" style:font-name-complex="Bitstream Vera Sans2" style:font-size-complex="12pt" style:language-complex="fi" style:country-complex="FI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Harri Pitkänen</meta:initial-creator>
    <meta:creation-date>2007-04-16T20:16:19</meta:creation-date>
    <dc:date>2009-05-07T18:39:22</dc:date>
    <meta:editing-cycles>23</meta:editing-cycles>
    <meta:editing-duration>PT00H08M50S</meta:editing-duration>
    <meta:document-statistic meta:table-count="1" meta:image-count="0" meta:object-count="0" meta:page-count="2" meta:paragraph-count="67" meta:word-count="204" meta:character-count="1827"/>
    <meta:user-defined meta:name="Info 1"/>
    <meta:user-defined meta:name="Info 2"/>
    <meta:user-defined meta:name="Info 3"/>
    <meta:user-defined meta:name="Info 4"/>
  </office:meta>
</office:document-meta>
</file>